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margin-left="0in" fo:margin-right="0in" fo:margin-top="0.08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.0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0291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.16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3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.5047in" fo:margin-top="0.0382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1.8291in" fo:margin-top="0.028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3.1866in" fo:margin-top="0.0291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3.1866in" fo:margin-top="0.028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4.7665in" fo:margin-top="0.0382in" fo:margin-bottom="0in" loext:contextual-spacing="false" fo:line-height="115%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.502in" fo:margin-top="0.0382in" fo:margin-bottom="0in" loext:contextual-spacing="false" fo:line-height="115%" fo:text-align="justify" style:justify-single-word="false" fo:text-indent="0in" style:auto-text-indent="false"/>
    </style:style>
    <style:style style:name="P19" style:family="paragraph" style:parent-style-name="Standard" style:master-page-name="Standard">
      <style:paragraph-properties fo:line-height="115%" fo:orphans="2" fo:widows="2" style:page-number="1"/>
    </style:style>
    <style:style style:name="P20" style:family="paragraph" style:parent-style-name="Standard" style:master-page-name="Converted1">
      <style:paragraph-properties fo:margin-left="0in" fo:margin-right="0.5008in" fo:margin-top="0.0417in" fo:margin-bottom="0in" loext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.5008in" fo:margin-top="0.0283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.5063in" fo:margin-top="0.0382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.4984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4.5583in" fo:margin-top="0.038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Heading_20_1">
      <style:paragraph-properties fo:margin-left="0in" fo:margin-right="0in" fo:text-indent="0in" style:auto-text-indent="false"/>
    </style:style>
    <style:style style:name="P26" style:family="paragraph" style:parent-style-name="Heading_20_2">
      <style:paragraph-properties fo:margin-left="0in" fo:margin-right="0in" fo:margin-top="0.0382in" fo:margin-bottom="0in" loext:contextual-spacing="false" fo:line-height="100%" fo:text-indent="0in" style:auto-text-indent="false"/>
    </style:style>
    <style:style style:name="P27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KUMMARI AKHILA</text:span></text:p>
      <text:p text:style-name="P1"><text:span text:style-name="T2">+91 84648 42613|</text:span><text:a xlink:type="simple" xlink:href="mailto:akhila.akhi846484@gmail.com" text:style-name="ListLabel_20_1" text:visited-style-name="ListLabel_20_1"><text:span text:style-name="T3">akhila.akhi846484@gmail.com</text:span></text:a><text:span text:style-name="T4">| </text:span><text:span text:style-name="T2">Kurnool, Andhra Pradesh |</text:span><text:a xlink:type="simple" xlink:href="http://www.linkedin.com/in/kummari-akhila-17393b317%7C" text:style-name="ListLabel_20_1" text:visited-style-name="ListLabel_20_1"><text:span text:style-name="T3">www.linkedin.com/in/kummari-akhila-17393b317</text:span></text:a><text:span text:style-name="T2">|</text:span></text:p>
      <text:p text:style-name="P1"><text:span text:style-name="T2">|</text:span><text:a xlink:type="simple" xlink:href="https://github.com/Akhilakummari8" text:style-name="ListLabel_20_1" text:visited-style-name="ListLabel_20_1"><text:span text:style-name="T3">https://github.com/Akhilakummari8</text:span></text:a><text:span text:style-name="T2">|</text:span></text:p>
      <text:p text:style-name="P2"/>
      <text:p text:style-name="P25">CAREER OBJECTIVE</text:p>
      <text:p text:style-name="P13"><text:span text:style-name="T5">Computer Science undergraduate seeking an entry-level software role in a reputed company where I can apply my programming, problem-solving, and web development skills while contributing to organizational growth and continuous learning.</text:span></text:p>
      <text:p text:style-name="P3"/>
      <text:p text:style-name="P25">EDUCATION</text:p>
      <text:p text:style-name="P26">B.Tech in Computer Science and Engineering</text:p>
      <text:p text:style-name="P14"><text:span text:style-name="T5">Ravindra College of Engineering for Women, Kurnool – 2022-2026 CGPA:8.2</text:span></text:p>
      <text:p text:style-name="P27">Intermediate (MPC)</text:p>
      <text:p text:style-name="P15"><text:span text:style-name="T5">Sri Gayathri Junior College, Kurnool – 2020-2022 CGPA: 8.5</text:span></text:p>
      <text:p text:style-name="P27">SSC</text:p>
      <text:p text:style-name="P16"><text:span text:style-name="T5">Ravindra High School for Girls, Kurnool – 2019-2020 CGPA: 7.7</text:span></text:p>
      <text:p text:style-name="P6"/>
      <text:p text:style-name="P25">TECHNICAL SKILLS</text:p>
      <text:p text:style-name="P17"><text:span text:style-name="T8">Languages: </text:span><text:span text:style-name="T9">C, Python, Java </text:span><text:span text:style-name="T8">Web Technologies: </text:span><text:span text:style-name="T9">HTML, CSS </text:span><text:span text:style-name="T8">Database: </text:span><text:span text:style-name="T9">MySQL</text:span></text:p>
      <text:p text:style-name="P7"><text:span text:style-name="T8">Concepts: </text:span><text:span text:style-name="T9">DBMS, OOP</text:span></text:p>
      <text:p text:style-name="P9"/>
      <text:p text:style-name="P25">PROJECT</text:p>
      <text:p text:style-name="P18"><text:span text:style-name="T8">Vehicle Speed Violation Detection Using Advanced Deep Learning </text:span><text:span text:style-name="T9">Developed a web-based system using </text:span><text:span text:style-name="T8">YOLOv8 </text:span><text:span text:style-name="T9">and </text:span><text:span text:style-name="T8">DeepSORT </text:span><text:span text:style-name="T9">for real-time vehicle detection, tracking, and speed estimation from traffic videos. Automatically identified overspeed</text:span></text:p>
      <text:p text:style-name="P20"><text:span text:style-name="T5">violations, captured visual evidence, and sent real-time SMS alerts using the </text:span><text:span text:style-name="T6">Twilio API </text:span><text:span text:style-name="T5">for smart traffic monitoring.</text:span></text:p>
      <text:p text:style-name="P10"/>
      <text:p text:style-name="P25">INTERSHIPS</text:p>
      <text:p text:style-name="P26">Romman Technology</text:p>
      <text:p text:style-name="P4"><text:span text:style-name="T5">AI Data Analyst Intern</text:span></text:p>
      <text:p text:style-name="P21"><text:span text:style-name="T5">Worked on data preprocessing, analysis, and building ML models using Python; contributed to AI-driven insights and visualizations</text:span><text:span text:style-name="T6">.</text:span></text:p>
      <text:p text:style-name="P27">SmartBridge</text:p>
      <text:p text:style-name="P11"><text:span text:style-name="T5">Full Stack MERN Intern</text:span></text:p>
      <text:p text:style-name="P5"><text:span text:style-name="T5">Developed full-stack web applications using MongoDB, Express.js, React, and Node.js; collaborated on frontend and backend integration.</text:span></text:p>
      <text:p text:style-name="P6"/>
      <text:p text:style-name="P25">CERTIFICATES</text:p>
      <text:p text:style-name="P22"><text:span text:style-name="T5">Completed Java training on </text:span><text:span text:style-name="T6">CodeTantra platform</text:span><text:span text:style-name="T5">, developing strong skills in core Java concepts, OOP principles, and basic application development.</text:span></text:p>
      <text:p text:style-name="P23"><text:span text:style-name="T6">ServiceNow </text:span><text:span text:style-name="T5">Certified ServiceNow Administrator (CSA) and Certified Application Developer (CAD–Demonstrated expertise in ServiceNow platform administration, custom application development, and</text:span></text:p>
      <text:p text:style-name="P8"><text:span text:style-name="T5">workflow automation.</text:span></text:p>
      <text:p text:style-name="P12"/>
      <text:p text:style-name="P25">INTERESTS</text:p>
      <text:p text:style-name="P24"><text:span text:style-name="T7">Learning new things. Participating in coding cont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2638in" fo:margin-bottom="0.1945in" fo:margin-left="1in" fo:margin-right="0.5in" style:writing-mode="lr-tb" style:layout-grid-color="#c0c0c0" style:layout-grid-lines="242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583in" fo:margin-bottom="0.1945in" fo:margin-left="1in" fo:margin-right="0.5in" style:writing-mode="lr-tb" style:layout-grid-color="#c0c0c0" style:layout-grid-lines="250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37" meta:character-count="1921" meta:non-whitespace-character-count="1713"/>
    <meta:generator>LibreOfficeDev/6.0.5.2$Linux_X86_64 LibreOffice_project/</meta:generator>
    <meta:user-defined meta:name="Created">2026-02-05T00:00:00Z</meta:user-defined>
    <meta:user-defined meta:name="LastSaved">2026-02-05T00:00:00Z</meta:user-defined>
    <meta:user-defined meta:name="Producer">Skia/PDF m146 Google Docs Renderer</meta:user-defined>
  </office:meta>
</office:document-meta>
</file>